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P1" style:family="paragraph" style:parent-style-name="Standard">
      <style:text-properties officeooo:paragraph-rsid="000c5731"/>
    </style:style>
    <style:style style:name="P2" style:family="paragraph" style:parent-style-name="Standard">
      <style:text-properties officeooo:paragraph-rsid="000cd335"/>
    </style:style>
    <style:style style:name="P3" style:family="paragraph" style:parent-style-name="Standard">
      <style:text-properties officeooo:paragraph-rsid="000d4433"/>
    </style:style>
    <style:style style:name="P4" style:family="paragraph" style:parent-style-name="Standard">
      <style:paragraph-properties fo:text-align="justify" style:justify-single-word="false"/>
      <style:text-properties officeooo:paragraph-rsid="0015cae9"/>
    </style:style>
    <style:style style:name="P5" style:family="paragraph" style:parent-style-name="Standard">
      <style:paragraph-properties fo:text-align="justify" style:justify-single-word="false"/>
      <style:text-properties officeooo:paragraph-rsid="00114e0d"/>
    </style:style>
    <style:style style:name="P6" style:family="paragraph" style:parent-style-name="Standard">
      <style:paragraph-properties fo:text-align="justify" style:justify-single-word="false"/>
      <style:text-properties officeooo:paragraph-rsid="001273c9"/>
    </style:style>
    <style:style style:name="P7" style:family="paragraph" style:parent-style-name="Standard">
      <style:paragraph-properties fo:text-align="justify" style:justify-single-word="false"/>
      <style:text-properties officeooo:paragraph-rsid="002261de"/>
    </style:style>
    <style:style style:name="P8" style:family="paragraph" style:parent-style-name="Standard">
      <style:text-properties fo:font-size="13pt" style:text-underline-style="solid" style:text-underline-width="auto" style:text-underline-color="font-color" fo:font-weight="bold" officeooo:paragraph-rsid="00114e0d" style:font-size-asian="13pt" style:font-weight-asian="bold" style:font-size-complex="13pt" style:font-weight-complex="bold"/>
    </style:style>
    <style:style style:name="P9" style:family="paragraph" style:parent-style-name="Table_20_Contents">
      <style:text-properties fo:font-style="italic" officeooo:paragraph-rsid="001273c9" style:font-style-asian="italic" style:font-style-complex="italic"/>
    </style:style>
    <style:style style:name="P10" style:family="paragraph" style:parent-style-name="Table_20_Contents">
      <style:text-properties fo:font-style="italic" officeooo:paragraph-rsid="0012c870" style:font-style-asian="italic" style:font-style-complex="italic"/>
    </style:style>
    <style:style style:name="P11" style:family="paragraph" style:parent-style-name="Table_20_Contents">
      <style:text-properties fo:font-style="italic" officeooo:paragraph-rsid="0018cf8c" style:font-style-asian="italic" style:font-style-complex="italic"/>
    </style:style>
    <style:style style:name="P12" style:family="paragraph" style:parent-style-name="Table_20_Contents">
      <style:text-properties officeooo:paragraph-rsid="001c2c09"/>
    </style:style>
    <style:style style:name="P13" style:family="paragraph" style:parent-style-name="Standard">
      <style:text-properties officeooo:rsid="000c5731" officeooo:paragraph-rsid="000c5731"/>
    </style:style>
    <style:style style:name="P14" style:family="paragraph" style:parent-style-name="Standard">
      <style:text-properties officeooo:rsid="000cd335" officeooo:paragraph-rsid="000cd335"/>
    </style:style>
    <style:style style:name="P15" style:family="paragraph" style:parent-style-name="Standard">
      <style:paragraph-properties fo:text-align="justify" style:justify-single-word="false"/>
      <style:text-properties officeooo:rsid="000cd335" officeooo:paragraph-rsid="000cd335"/>
    </style:style>
    <style:style style:name="P16" style:family="paragraph" style:parent-style-name="Standard">
      <style:text-properties officeooo:rsid="000cd335" officeooo:paragraph-rsid="002a11d4"/>
    </style:style>
    <style:style style:name="P17" style:family="paragraph" style:parent-style-name="Standard">
      <style:text-properties officeooo:rsid="000d4433" officeooo:paragraph-rsid="000cd335"/>
    </style:style>
    <style:style style:name="P18" style:family="paragraph" style:parent-style-name="Standard">
      <style:text-properties officeooo:rsid="000d4433" officeooo:paragraph-rsid="000d4433"/>
    </style:style>
    <style:style style:name="P19" style:family="paragraph" style:parent-style-name="Standard">
      <style:text-properties fo:font-size="13pt" style:text-underline-style="solid" style:text-underline-width="auto" style:text-underline-color="font-color" fo:font-weight="bold" officeooo:rsid="00100551" officeooo:paragraph-rsid="00100551" style:font-size-asian="13pt" style:font-weight-asian="bold" style:font-size-complex="13pt" style:font-weight-complex="bold"/>
    </style:style>
    <style:style style:name="P20" style:family="paragraph" style:parent-style-name="Standard">
      <style:paragraph-properties fo:text-align="justify" style:justify-single-word="false"/>
      <style:text-properties officeooo:rsid="00114e0d" officeooo:paragraph-rsid="00114e0d"/>
    </style:style>
    <style:style style:name="P21" style:family="paragraph" style:parent-style-name="Standard">
      <style:paragraph-properties fo:text-align="justify" style:justify-single-word="false"/>
      <style:text-properties officeooo:rsid="00224561" officeooo:paragraph-rsid="00224561"/>
    </style:style>
    <style:style style:name="P22" style:family="paragraph" style:parent-style-name="Standard">
      <style:paragraph-properties fo:text-align="justify" style:justify-single-word="false"/>
      <style:text-properties officeooo:rsid="001273c9" officeooo:paragraph-rsid="001273c9"/>
    </style:style>
    <style:style style:name="P23" style:family="paragraph" style:parent-style-name="Standard">
      <style:text-properties officeooo:rsid="001273c9" officeooo:paragraph-rsid="001273c9"/>
    </style:style>
    <style:style style:name="P24" style:family="paragraph" style:parent-style-name="Standard">
      <style:text-properties officeooo:rsid="001ed156" officeooo:paragraph-rsid="001ed156"/>
    </style:style>
    <style:style style:name="P25" style:family="paragraph" style:parent-style-name="Standard">
      <style:paragraph-properties fo:text-align="justify" style:justify-single-word="false"/>
      <style:text-properties fo:font-weight="normal" officeooo:rsid="001c2c09" officeooo:paragraph-rsid="0015d35f" style:font-weight-asian="normal" style:font-weight-complex="normal"/>
    </style:style>
    <style:style style:name="P26" style:family="paragraph" style:parent-style-name="Standard">
      <style:text-properties officeooo:paragraph-rsid="000f2ba9"/>
    </style:style>
    <style:style style:name="P27" style:family="paragraph" style:parent-style-name="Standard">
      <style:text-properties officeooo:paragraph-rsid="0024565b"/>
    </style:style>
    <style:style style:name="P28" style:family="paragraph" style:parent-style-name="Standard">
      <style:text-properties officeooo:paragraph-rsid="0024b223"/>
    </style:style>
    <style:style style:name="P29" style:family="paragraph" style:parent-style-name="Standard">
      <style:text-properties officeooo:paragraph-rsid="00264c4a"/>
    </style:style>
    <style:style style:name="P30" style:family="paragraph" style:parent-style-name="Standard">
      <style:text-properties officeooo:paragraph-rsid="0026918a"/>
    </style:style>
    <style:style style:name="P31" style:family="paragraph" style:parent-style-name="Standard">
      <style:text-properties officeooo:paragraph-rsid="00279f12"/>
    </style:style>
    <style:style style:name="P32" style:family="paragraph" style:parent-style-name="Table_20_Contents">
      <style:text-properties officeooo:rsid="000cd335" officeooo:paragraph-rsid="000cd335"/>
    </style:style>
    <style:style style:name="P33" style:family="paragraph" style:parent-style-name="Table_20_Contents">
      <style:text-properties fo:font-style="italic" officeooo:rsid="001273c9" officeooo:paragraph-rsid="001273c9" style:font-style-asian="italic" style:font-style-complex="italic"/>
    </style:style>
    <style:style style:name="P34" style:family="paragraph" style:parent-style-name="Table_20_Contents">
      <style:text-properties fo:font-style="italic" officeooo:rsid="0012c870" officeooo:paragraph-rsid="0012c870" style:font-style-asian="italic" style:font-style-complex="italic"/>
    </style:style>
    <style:style style:name="P35" style:family="paragraph" style:parent-style-name="Table_20_Contents">
      <style:text-properties fo:font-style="italic" officeooo:rsid="0012c870" officeooo:paragraph-rsid="0018cf8c" style:font-style-asian="italic" style:font-style-complex="italic"/>
    </style:style>
    <style:style style:name="P36" style:family="paragraph" style:parent-style-name="Table_20_Contents">
      <style:text-properties fo:font-style="italic" officeooo:rsid="0012c870" officeooo:paragraph-rsid="0012f644" style:font-style-asian="italic" style:font-style-complex="italic"/>
    </style:style>
    <style:style style:name="P37" style:family="paragraph" style:parent-style-name="Table_20_Contents">
      <style:text-properties officeooo:rsid="001c2c09" officeooo:paragraph-rsid="001c2c09"/>
    </style:style>
    <style:style style:name="T1" style:family="text">
      <style:text-properties officeooo:rsid="000c5731"/>
    </style:style>
    <style:style style:name="T2" style:family="text">
      <style:text-properties fo:font-weight="bold" officeooo:rsid="000c5731" style:font-weight-asian="bold" style:font-weight-complex="bold"/>
    </style:style>
    <style:style style:name="T3" style:family="text">
      <style:text-properties fo:font-weight="bold" officeooo:rsid="0012f644" style:font-weight-asian="bold" style:font-weight-complex="bold"/>
    </style:style>
    <style:style style:name="T4" style:family="text">
      <style:text-properties fo:font-weight="bold" officeooo:rsid="0023e921" style:font-weight-asian="bold" style:font-weight-complex="bold"/>
    </style:style>
    <style:style style:name="T5" style:family="text">
      <style:text-properties fo:font-weight="bold" officeooo:rsid="0024565b" style:font-weight-asian="bold" style:font-weight-complex="bold"/>
    </style:style>
    <style:style style:name="T6" style:family="text">
      <style:text-properties officeooo:rsid="000cd335"/>
    </style:style>
    <style:style style:name="T7" style:family="text">
      <style:text-properties officeooo:rsid="000d4433"/>
    </style:style>
    <style:style style:name="T8" style:family="text">
      <style:text-properties officeooo:rsid="000f2ba9"/>
    </style:style>
    <style:style style:name="T9" style:family="text">
      <style:text-properties officeooo:rsid="00114e0d"/>
    </style:style>
    <style:style style:name="T10" style:family="text">
      <style:text-properties officeooo:rsid="001273c9"/>
    </style:style>
    <style:style style:name="T11" style:family="text">
      <style:text-properties officeooo:rsid="00114e0d" fo:background-color="#ffff00"/>
    </style:style>
    <style:style style:name="T12" style:family="text">
      <style:text-properties officeooo:rsid="001273c9" fo:background-color="#ffff00"/>
    </style:style>
    <style:style style:name="T13" style:family="text">
      <style:text-properties officeooo:rsid="0012c870" fo:background-color="#ffff00"/>
    </style:style>
    <style:style style:name="T14" style:family="text">
      <style:text-properties officeooo:rsid="001c2c09" fo:background-color="#ffff00"/>
    </style:style>
    <style:style style:name="T15" style:family="text">
      <style:text-properties officeooo:rsid="0012c870"/>
    </style:style>
    <style:style style:name="T16" style:family="text">
      <style:text-properties officeooo:rsid="0012f644"/>
    </style:style>
    <style:style style:name="T17" style:family="text">
      <style:text-properties officeooo:rsid="0015cae9"/>
    </style:style>
    <style:style style:name="T18" style:family="text">
      <style:text-properties officeooo:rsid="0015d35f"/>
    </style:style>
    <style:style style:name="T19" style:family="text">
      <style:text-properties fo:font-weight="normal" officeooo:rsid="00176fa3" style:font-weight-asian="normal" style:font-weight-complex="normal"/>
    </style:style>
    <style:style style:name="T20" style:family="text">
      <style:text-properties fo:font-weight="normal" officeooo:rsid="0012f644" style:font-weight-asian="normal" style:font-weight-complex="normal"/>
    </style:style>
    <style:style style:name="T21" style:family="text">
      <style:text-properties fo:font-style="italic" officeooo:rsid="001273c9" style:font-style-asian="italic" style:font-style-complex="italic"/>
    </style:style>
    <style:style style:name="T22" style:family="text">
      <style:text-properties fo:font-style="italic" officeooo:rsid="00114e0d" style:font-style-asian="italic" style:font-style-complex="italic"/>
    </style:style>
    <style:style style:name="T23" style:family="text">
      <style:text-properties fo:font-style="italic" officeooo:rsid="0015cae9" style:font-style-asian="italic" style:font-style-complex="italic"/>
    </style:style>
    <style:style style:name="T24" style:family="text">
      <style:text-properties fo:font-style="italic" officeooo:rsid="0012c870" style:font-style-asian="italic" style:font-style-complex="italic"/>
    </style:style>
    <style:style style:name="T25" style:family="text">
      <style:text-properties officeooo:rsid="0018cf8c"/>
    </style:style>
    <style:style style:name="T26" style:family="text">
      <style:text-properties officeooo:rsid="001c2c09"/>
    </style:style>
    <style:style style:name="T27" style:family="text">
      <style:text-properties officeooo:rsid="001d2954"/>
    </style:style>
    <style:style style:name="T28" style:family="text">
      <style:text-properties officeooo:rsid="00202cef"/>
    </style:style>
    <style:style style:name="T29" style:family="text">
      <style:text-properties officeooo:rsid="0021b9e0"/>
    </style:style>
    <style:style style:name="T30" style:family="text">
      <style:text-properties officeooo:rsid="00224561"/>
    </style:style>
    <style:style style:name="T31" style:family="text">
      <style:text-properties officeooo:rsid="002261de"/>
    </style:style>
    <style:style style:name="T32" style:family="text">
      <style:text-properties fo:font-style="normal" officeooo:rsid="0012f644" style:font-style-asian="normal" style:font-style-complex="normal"/>
    </style:style>
    <style:style style:name="T33" style:family="text">
      <style:text-properties fo:font-style="normal" fo:font-weight="normal" officeooo:rsid="0012f644" style:font-style-asian="normal" style:font-weight-asian="normal" style:font-style-complex="normal" style:font-weight-complex="normal"/>
    </style:style>
    <style:style style:name="T34" style:family="text">
      <style:text-properties fo:font-style="normal" fo:font-weight="normal" officeooo:rsid="002261de" style:font-style-asian="normal" style:font-weight-asian="normal" style:font-style-complex="normal" style:font-weight-complex="normal"/>
    </style:style>
    <style:style style:name="T35" style:family="text">
      <style:text-properties style:text-underline-style="solid" style:text-underline-width="auto" style:text-underline-color="font-color" fo:font-weight="normal" officeooo:rsid="001c2c09" style:font-weight-asian="normal" style:font-weight-complex="normal"/>
    </style:style>
    <style:style style:name="T36" style:family="text">
      <style:text-properties style:text-underline-style="solid" style:text-underline-width="auto" style:text-underline-color="font-color" officeooo:rsid="001c2c09"/>
    </style:style>
    <style:style style:name="T37" style:family="text">
      <style:text-properties officeooo:rsid="0023e921"/>
    </style:style>
    <style:style style:name="T38" style:family="text">
      <style:text-properties officeooo:rsid="0024565b"/>
    </style:style>
    <style:style style:name="T39" style:family="text">
      <style:text-properties officeooo:rsid="0024b223"/>
    </style:style>
    <style:style style:name="T40" style:family="text">
      <style:text-properties officeooo:rsid="0025be11"/>
    </style:style>
    <style:style style:name="T41" style:family="text">
      <style:text-properties officeooo:rsid="00264c4a"/>
    </style:style>
    <style:style style:name="T42" style:family="text">
      <style:text-properties officeooo:rsid="0026918a"/>
    </style:style>
    <style:style style:name="T43" style:family="text">
      <style:text-properties officeooo:rsid="00279f12"/>
    </style:style>
    <style:style style:name="T44" style:family="text">
      <style:text-properties officeooo:rsid="00283c5c"/>
    </style:style>
    <style:style style:name="T45" style:family="text">
      <style:text-properties officeooo:rsid="002a11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cenario</text:p>
      <text:p text:style-name="P13"/>
      <text:p text:style-name="P13"/>
      <text:p text:style-name="P1"><text:span text:style-name="T1">LogClass.java rappresenta il </text:span><text:span text:style-name="T2">Master </text:span><text:span text:style-name="T1">(Clever Core).</text:span></text:p>
      <text:p text:style-name="P1"><text:span text:style-name="T1">LogClass1.java rappresenta lo </text:span><text:span text:style-name="T2">slave1</text:span><text:span text:style-name="T1"> </text:span><text:bookmark-start text:name="__DdeLink__1_301570044"/><text:span text:style-name="T1">(Agent 1 di clever)</text:span><text:bookmark-end text:name="__DdeLink__1_301570044"/><text:span text:style-name="T1">.</text:span></text:p>
      <text:p text:style-name="P1"><text:span text:style-name="T1">LogClass2.java rappresenta lo </text:span><text:span text:style-name="T2">slave2</text:span><text:span text:style-name="T1"> (Agent 2 di clever).</text:span></text:p>
      <text:p text:style-name="P13"/>
      <text:p text:style-name="P14">Per ciascuno dei 3 file sopra citati, sono dichiarati dei logger che vengono riempiti opportunamente.</text:p>
      <text:p text:style-name="P14"/>
      <table:table table:name="Table1" table:style-name="Table1">
        <table:table-column table:style-name="Table1.A"/>
        <table:table-row>
          <table:table-cell table:style-name="Table1.A1" office:value-type="string">
            <text:p text:style-name="P14">private static org.apache.log4j.Logger log0 = Logger.getLogger("com.foo");</text:p>
          </table:table-cell>
        </table:table-row>
      </table:table>
      <text:p text:style-name="P14"/>
      <table:table table:name="Table2" table:style-name="Table2">
        <table:table-column table:style-name="Table2.A"/>
        <table:table-row>
          <table:table-cell table:style-name="Table2.A1" office:value-type="string">
            <text:p text:style-name="P32">log0.trace("Trace Message! ");</text:p>
            <text:p text:style-name="P32">log0.debug("Debug Message!");</text:p>
            <text:p text:style-name="P32">log0.info("Info Message!");</text:p>
            <text:p text:style-name="P32">log0.warn("Warn Message!");</text:p>
            <text:p text:style-name="P32">log0.error("Error Message!");</text:p>
            <text:p text:style-name="P32">log0.fatal("Fatal Message! ");</text:p>
          </table:table-cell>
        </table:table-row>
      </table:table>
      <text:p text:style-name="P14"/>
      <text:p text:style-name="P14">LogClass.java è il file contenente la classe principale, gli altri 2 file contengono le omonime classi che vengono richiamate all'interno della classe principale.</text:p>
      <text:p text:style-name="P14"/>
      <text:p text:style-name="P14">La struttura del progetto, oltre alle componenti crete di default, ha i seguenti elementi:</text:p>
      <text:p text:style-name="P14"/>
      <text:p text:style-name="P2"><text:span text:style-name="T6">Master/ </text:span><text:span text:style-name="T7">rootLogger.xml</text:span></text:p>
      <text:p text:style-name="P17"><text:s text:c="13"/>appender.xml</text:p>
      <text:p text:style-name="P17"><text:s text:c="13"/>logger.xml</text:p>
      <text:p text:style-name="P17"><text:s text:c="13"/></text:p>
      <text:p text:style-name="P3"><text:span text:style-name="T6">slave1/ <text:s/></text:span><text:span text:style-name="T7">rootLogger.xml</text:span></text:p>
      <text:p text:style-name="P18"><text:s text:c="13"/>appender.xml</text:p>
      <text:p text:style-name="P18"><text:s text:c="13"/>logger.xml</text:p>
      <text:p text:style-name="P18"/>
      <text:p text:style-name="P3"><text:span text:style-name="T6">slave2/ </text:span><text:span text:style-name="T7">rootLogger.xml</text:span></text:p>
      <text:p text:style-name="P18"><text:s text:c="13"/>appender.xml</text:p>
      <text:p text:style-name="P18"><text:s text:c="13"/>logger.xml</text:p>
      <text:p text:style-name="P18"/>
      <text:p text:style-name="P14">sistema/configuration/TESTA_log4j:configuration</text:p>
      <text:p text:style-name="P14"><text:s text:c="36"/>CODA_log4j:configuration</text:p>
      <text:p text:style-name="P14"><text:s text:c="12"/></text:p>
      <text:p text:style-name="P14"><text:s text:c="12"/>/rootLogger/TESTA_rootLogger.xml</text:p>
      <text:p text:style-name="P14"><text:s text:c="32"/>CODA_rottLogger.xml</text:p>
      <text:p text:style-name="P14"/>
      <text:p text:style-name="P14"/>
      <text:p text:style-name="P14"/>
      <text:p text:style-name="P19">Ipotesi</text:p>
      <text:p text:style-name="P5"><text:span text:style-name="T9">Ciascun componente software (Master o slave N), per consentire un corretto svolgimento del processo di creazione </text:span><text:span text:style-name="T28">dinamico </text:span><text:span text:style-name="T9">del file di configurazione di lo4j, deve avere i 3 files elencati sopra. </text:span></text:p>
      <text:p text:style-name="P20">La struttura interna ci ciascun file dovrà essere “curata” da chi ha progettato il componente. </text:p>
      <text:p text:style-name="P5"><text:span text:style-name="T9">Ciascun file è un “frammento” che sarà utilizzato per comporre </text:span><text:span text:style-name="T28">dinamicamente</text:span><text:span text:style-name="T9">, come una sorta di mosaico, il file di configurazione di log4j </text:span><text:span text:style-name="T29">del componente Master</text:span><text:span text:style-name="T9">. </text:span></text:p>
      <text:p text:style-name="P20">Le regole di sintassi da seguire per costruire dei frammenti adeguati sono quelle della documentazione di log4j. </text:p>
      <text:p text:style-name="P8"><text:soft-page-break/><text:span text:style-name="T9">Brevemente</text:span><text:span text:style-name="T9">:</text:span></text:p>
      <text:p text:style-name="P5"><text:span text:style-name="T9">In ciascun <text:s/>frammento appender (appender.xml), ogni tag </text:span><text:span text:style-name="T22">&lt;appender&gt;</text:span><text:span text:style-name="T9"> deve avere un </text:span><text:span text:style-name="T11">n</text:span><text:span text:style-name="T12">a</text:span><text:span text:style-name="T11">me</text:span><text:span text:style-name="T9"> univoco all'interno del file, e in </text:span><text:span text:style-name="T10">una visione</text:span><text:span text:style-name="T9"> più ampi</text:span><text:span text:style-name="T10">a</text:span><text:span text:style-name="T9">, all'interno di più frammenti </text:span><text:span text:style-name="T15">(cioè più file appender.xml</text:span><text:span text:style-name="T15">)</text:span><text:span text:style-name="T9"> per più componenti software </text:span><text:span text:style-name="T10">(questo significa che dovrà essere un nome “ragionato”).</text:span></text:p>
      <text:p text:style-name="P6"><text:span text:style-name="T10">Il </text:span><text:span text:style-name="T30">valorecdel </text:span><text:span text:style-name="T10">campo </text:span><text:span text:style-name="T12">value</text:span><text:span text:style-name="T10">, all'interno del tag </text:span><text:span text:style-name="T21">&lt;param&gt;</text:span><text:span text:style-name="T10"> di </text:span><text:span text:style-name="T30">ciascun </text:span><text:span text:style-name="T21">&lt;appender&gt;</text:span><text:span text:style-name="T10"> deve contenere il percorso interno al progetto Master dove risiede l'albero di directory atte a contenere </text:span><text:span text:style-name="T17">i</text:span><text:span text:style-name="T10"> file di log.</text:span></text:p>
      <text:p text:style-name="P21">(questo è statico e va deciso a priori)</text:p>
      <text:p text:style-name="P15"/>
      <text:p text:style-name="P22">es.</text:p>
      <table:table table:name="Table3" table:style-name="Table3">
        <table:table-column table:style-name="Table3.A"/>
        <table:table-row>
          <table:table-cell table:style-name="Table3.A1" office:value-type="string">
            <text:p text:style-name="P9"><text:span text:style-name="T10">&lt;appender name="</text:span><text:span text:style-name="T12">FILE</text:span><text:span text:style-name="T10">" class="org.apache.log4j.FileAppender"&gt;</text:span></text:p>
            <text:p text:style-name="P9"><text:span text:style-name="T10"><text:s text:c="3"/>&lt;param name="file" value="</text:span><text:span text:style-name="T12">/home/riccardo/Desktop/logclass1_output/SOLO_INFO.txt</text:span><text:span text:style-name="T10">"/&gt;</text:span></text:p>
            <text:p text:style-name="P33"><text:s text:c="3"/>&lt;layout class="org.apache.log4j.PatternLayout" &gt;</text:p>
            <text:p text:style-name="P33"><text:s text:c="8"/>&lt;param name="ConversionPattern" value="%5p [%t] (%F:%L) - %m%n"/&gt; <text:s text:c="4"/></text:p>
            <text:p text:style-name="P33"><text:s text:c="3"/>&lt;/layout&gt;</text:p>
            <text:p text:style-name="P33"><text:s text:c="3"/>&lt;filter class="org.apache.log4j.varia.LevelMatchFilter"&gt;</text:p>
            <text:p text:style-name="P33"><text:s text:c="6"/>&lt;param name="LevelToMatch" value="INFO" /&gt;</text:p>
            <text:p text:style-name="P33"><text:s text:c="6"/>&lt;param name="AcceptOnMatch" value="true" /&gt;</text:p>
            <text:p text:style-name="P33"><text:s text:c="4"/>&lt;/filter&gt;</text:p>
            <text:p text:style-name="P33"><text:s text:c="4"/>&lt;filter class="org.apache.log4j.varia.DenyAllFilter" /&gt; </text:p>
            <text:p text:style-name="P33">&lt;/appender&gt;</text:p>
            <text:p text:style-name="P33">..................................</text:p>
          </table:table-cell>
        </table:table-row>
      </table:table>
      <text:p text:style-name="P23"/>
      <text:p text:style-name="P14"/>
      <text:p text:style-name="P4"><text:span text:style-name="T17">Per ciscun tag </text:span><text:span text:style-name="T23">&lt;logger&gt;</text:span><text:span text:style-name="T17"> presente sul frammento </text:span><text:span text:style-name="T15">ogger.xml, allinterno di ogni </text:span><text:span text:style-name="T24">&lt;appender-ref&gt;</text:span><text:span text:style-name="T15"> assicurarsi che il valore di </text:span><text:span text:style-name="T13">ref</text:span><text:span text:style-name="T15">, </text:span><text:span text:style-name="T16">sia un valore che si riferisca ad un appender </text:span><text:span text:style-name="T3">esistente </text:span><text:span text:style-name="T19">sul proprio frammento appender.xml</text:span><text:span text:style-name="T20">.</text:span></text:p>
      <text:p text:style-name="P14"/>
      <text:p text:style-name="P24">es.</text:p>
      <table:table table:name="Table4" table:style-name="Table4">
        <table:table-column table:style-name="Table4.A"/>
        <table:table-row>
          <table:table-cell table:style-name="Table4.A1" office:value-type="string">
            <text:p text:style-name="P34">&lt;logger name="pippo" additivity="false"&gt;</text:p>
            <text:p text:style-name="P34"><text:s text:c="8"/>&lt;level value="debug" /&gt;</text:p>
            <text:p text:style-name="P10"><text:span text:style-name="T15"><text:s text:c="8"/>&lt;appender-ref ref="</text:span><text:span text:style-name="T13">FILE</text:span><text:span text:style-name="T15">" /&gt;</text:span></text:p>
            <text:p text:style-name="P35"><text:s text:c="8"/>…...........................................</text:p>
            <text:p text:style-name="P11"><text:span text:style-name="T15"><text:s text:c="8"/>&lt;appender-ref ref="FILE</text:span><text:span text:style-name="T25">n</text:span><text:span text:style-name="T15">" /&gt;</text:span></text:p>
            <text:p text:style-name="P36">&lt;/logger&gt;</text:p>
            <text:p text:style-name="P36">…............................</text:p>
          </table:table-cell>
        </table:table-row>
      </table:table>
      <text:p text:style-name="P14"/>
      <text:p text:style-name="P14"/>
      <text:p text:style-name="P7"><text:span text:style-name="T31">P</text:span><text:span text:style-name="T18">er </text:span><text:span text:style-name="T31">ciascun </text:span><text:span text:style-name="T24">&lt;appender-ref&gt;</text:span><text:span text:style-name="T32"> </text:span><text:span text:style-name="T33">presente sul frammento rootLogger.xml, </text:span><text:span text:style-name="T34">assicurarsi che</text:span><text:span text:style-name="T32"> </text:span><text:span text:style-name="T16">vi sia come valore un appender </text:span><text:span text:style-name="T3">esistente</text:span><text:span text:style-name="T16"> sul proprio frammento appender.xml. </text:span></text:p>
      <text:p text:style-name="P7"><text:span text:style-name="T16">L'elenco degli</text:span><text:span text:style-name="T27"> </text:span><text:span text:style-name="T24">&lt;appender-ref&gt;</text:span><text:span text:style-name="T26"> </text:span><text:span text:style-name="T35">deve </text:span><text:span text:style-name="T36">contenere una entry per ogni appender presente</text:span><text:span text:style-name="T26"> sul proprio frammento appender.xml</text:span></text:p>
      <text:p text:style-name="P25"/>
      <text:p text:style-name="P24">es.</text:p>
      <table:table table:name="Table5" table:style-name="Table5">
        <table:table-column table:style-name="Table5.A"/>
        <table:table-row>
          <table:table-cell table:style-name="Table5.A1" office:value-type="string">
            <text:p text:style-name="P12"><text:span text:style-name="T26">&lt;appender-ref ref="</text:span><text:span text:style-name="T14">FILE</text:span><text:span text:style-name="T26">"/&gt;</text:span></text:p>
            <text:p text:style-name="P37">…..........................................</text:p>
            <text:p text:style-name="P37">&lt;appender-ref ref="FILEn"/&gt;</text:p>
          </table:table-cell>
        </table:table-row>
      </table:table>
      <text:p text:style-name="P14"/>
      <text:p text:style-name="P14"/>
      <text:p text:style-name="P26"><text:span text:style-name="T8">Il processo di creazione del file di configurazione </text:span><text:span text:style-name="T37">è contenuto nella routine </text:span><text:span text:style-name="T4">X</text:span><text:span text:style-name="T37"> che</text:span><text:span text:style-name="T8"> parte all'avvio del <text:s/></text:span><text:span text:style-name="T37">pilota contenuto in Logclass.java</text:span><text:span text:style-name="T8">, questa può essere lanciata più volte in run-time.</text:span></text:p>
      <text:p text:style-name="P26"><text:soft-page-break/><text:span text:style-name="T8"/></text:p>
      <text:p text:style-name="P27"><text:span text:style-name="T38">Principio di funzionamento della routine </text:span><text:span text:style-name="T5">X</text:span></text:p>
      <text:p text:style-name="P27"><text:span text:style-name="T38"/></text:p>
      <text:p text:style-name="P27"><text:span text:style-name="T38">Al suo interno per prima cosa, dati in input un vettore di path, dove ogni path si riferisce ad una directory di un dato componente software che si vuole par partecipare al processo dicomposizione del file di configurazione di log4j, viene eseguito un controllo preliminare su ciascun path, in modo da verificare l'esistenza di tutti </text:span><text:span text:style-name="T40">e i</text:span><text:span text:style-name="T38"> file necessari per il processo di composizione. Non viene effettuato nessun controllo sul contenuto dei 3 file xml richiesti, la responsabilità sulla loro composizione è lasciata </text:span><text:span text:style-name="T40">a </text:span><text:span text:style-name="T38">ha chi ha scritto il componenete software. Ogni path il cui controllo abbia dato esito positivo viene posto all'interno di un nuovo vettore di path che verrà da qui in poi considerato come input di riferimento. I path che non hanno dato esito positivo vengono di conseguenza esclusi e a video appare un messaggio di errore che segnala il path escluso e il/i file mancanti.</text:span></text:p>
      <text:p text:style-name="P28"><text:span text:style-name="T39">Una volta ottenuto un vettore di path regolari, questo viene usato in input per il processo di creazione vero e proprio.</text:span></text:p>
      <text:p text:style-name="P27"><text:span text:style-name="T38"/></text:p>
      <text:p text:style-name="P31"><text:span text:style-name="T44">x= </text:span><text:span text:style-name="T41">SetAppender(</text:span><text:span text:style-name="T43"> tutti i frammenti appender.xml</text:span><text:span text:style-name="T41">); //</text:span><text:span text:style-name="T43">processo che unisce tutti gli appender.xml</text:span></text:p>
      <text:p text:style-name="P31"><text:span text:style-name="T44">y= </text:span><text:span text:style-name="T41">setLogger( </text:span><text:span text:style-name="T43">tutti i frammenti logger.xml</text:span><text:span text:style-name="T41"> );//</text:span><text:span text:style-name="T43">processo che unisce tutti I logger.xml</text:span></text:p>
      <text:p text:style-name="P31"><text:span text:style-name="T44">z= </text:span><text:span text:style-name="T42">setRootLogger( </text:span><text:span text:style-name="T43">tutti i frammenti rootLogger.xml</text:span><text:span text:style-name="T42"> );//</text:span><text:span text:style-name="T43">processo che uscisce tutti I rootLogger.xml</text:span></text:p>
      <text:p text:style-name="P30"><text:span text:style-name="T42"/></text:p>
      <text:p text:style-name="P29"><text:span text:style-name="T41"/></text:p>
      <text:p text:style-name="P16"><text:span text:style-name="T45">TESTA_rootLogger.xml </text:span></text:p>
      <text:p text:style-name="P16"><text:span text:style-name="T45"><text:s/>x <text:s/></text:span></text:p>
      <text:p text:style-name="P16"><text:span text:style-name="T45"><text:s/>y</text:span></text:p>
      <text:p text:style-name="P16"><text:span text:style-name="T45"><text:s/></text:span>TESTA_log4j:configuration</text:p>
      <text:p text:style-name="P16"><text:span text:style-name="T45">z</text:span></text:p>
      <text:p text:style-name="P16"><text:span text:style-name="T45">CODA_log4j:configuration</text:span></text:p>
      <text:p text:style-name="P16"><text:span text:style-name="T45">CODA_rootLogger.xml</text:span></text:p>
      <text:p text:style-name="P16"><text:span text:style-name="T45"><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1:45:30</meta:creation-date>
    <dc:date>2014-01-23T13:26:00</dc:date>
    <meta:editing-duration>PT1H21M38S</meta:editing-duration>
    <meta:editing-cycles>36</meta:editing-cycles>
    <meta:generator>LibreOffice/4.0.2.2$Linux_x86 LibreOffice_project/400m0$Build-2</meta:generator>
    <meta:document-statistic meta:table-count="5" meta:image-count="0" meta:object-count="0" meta:page-count="3" meta:paragraph-count="81" meta:word-count="652" meta:character-count="5320" meta:non-whitespace-character-count="4470"/>
  </office:meta>
</office:document-meta>
</file>